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efault">
      <style:text-properties fo:font-style="italic" style:font-style-asian="italic"/>
    </style:style>
    <style:style style:name="P2" style:family="paragraph" style:parent-style-name="Default">
      <style:text-properties fo:font-weight="bold" style:font-weight-asian="bold"/>
    </style:style>
    <style:style style:name="P3" style:family="paragraph" style:parent-style-name="Default">
      <style:text-properties fo:language="fi" fo:country="FI" fo:font-style="italic" style:font-style-asian="italic"/>
    </style:style>
    <style:style style:name="P4" style:family="paragraph" style:parent-style-name="Default">
      <style:text-properties fo:language="fi" fo:country="FI" fo:font-weight="bold" style:font-weight-asian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line-height="115%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8" style:family="paragraph" style:parent-style-name="Standard">
      <style:text-properties style:font-name="Times New Roman" fo:font-size="12pt" fo:language="fi" fo:country="FI" fo:font-weight="bold" style:font-size-asian="12pt" style:font-weight-asian="bold" style:font-name-complex="Times New Roman1" style:font-size-complex="12pt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2" style:family="text"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3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fo:language="fi" fo:country="FI" fo:font-style="italic" style:font-size-asian="12pt" style:font-style-asian="italic" style:font-name-complex="Times New Roman1" style:font-size-complex="12pt"/>
    </style:style>
    <style:style style:name="T7" style:family="text">
      <style:text-properties style:font-name="Times New Roman" fo:font-size="12pt" fo:language="fi" fo:country="FI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8" style:family="text">
      <style:text-properties style:font-name="Times New Roman" fo:font-size="12pt" fo:language="fi" fo:country="FI" style:font-size-asian="12pt" style:font-name-complex="Times New Roman1" style:font-size-complex="12pt"/>
    </style:style>
    <style:style style:name="T9" style:family="text">
      <style:text-properties style:font-name="Times New Roman" fo:font-size="12pt" fo:language="fi" fo:country="FI" style:font-name-asian="Times New Roman1" style:font-size-asian="12pt" style:font-name-complex="Times New Roman1" style:font-size-complex="12pt"/>
    </style:style>
    <style:style style:name="T10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11" style:family="text">
      <style:text-properties style:font-name="Times New Roman" fo:font-size="16pt" fo:language="fi" fo:country="FI" fo:font-weight="bold" style:font-size-asian="16pt" style:font-weight-asian="bold" style:font-name-complex="Times New Roman1" style:font-size-complex="16pt"/>
    </style:style>
    <style:style style:name="T12" style:family="text">
      <style:text-properties fo:color="#0070c0" style:font-name="Times New Roman" fo:font-size="12pt" style:font-size-asian="12pt" style:font-name-complex="Times New Roman1" style:font-size-complex="12pt"/>
    </style:style>
    <style:style style:name="T13" style:family="text">
      <style:text-properties fo:color="#0070c0" style:font-name="Times New Roman" fo:font-size="12pt" fo:language="fi" fo:country="FI" style:font-size-asian="12pt" style:font-name-complex="Times New Roman1" style:font-size-complex="12pt"/>
    </style:style>
    <style:style style:name="T14" style:family="text">
      <style:text-properties fo:language="fi" fo:country="FI"/>
    </style:style>
  </office:automatic-styles>
  <office:body>
    <office:text text:use-soft-page-breaks="true">
      <text:tracked-changes text:track-changes="false">
        <text:changed-region xml:id="ct94274018912048" text:id="ct94274018912048">
          <text:deletion>
            <office:change-info>
              <dc:creator>Inger Elin Kristina Utsi</dc:creator>
              <dc:date>2020-02-11T12:04:00</dc:date>
            </office:change-info>
            <text:p text:style-name="P6"><text:span text:style-name="T5"><text:s/></text:span></text:p>
          </text:deletion>
        </text:changed-region>
        <text:changed-region xml:id="ct94274018590544" text:id="ct94274018590544">
          <text:insertion>
            <office:change-info>
              <dc:creator>Inger Elin Kristina Utsi</dc:creator>
              <dc:date>2020-02-11T12:0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_GoBack"/><text:span text:style-name="T1">Samisk nasjonal kompetansetjeneste – psykisk helsevern og rus</text:span></text:p>
      <text:p text:style-name="Standard"><text:span text:style-name="T1">Til hjemmesiden</text:span></text:p>
      <text:p text:style-name="Standard"><text:span text:style-name="T10">Krise- og støttesamtaler</text:span></text:p>
      <text:p text:style-name="P6"><text:span text:style-name="T3">SANKS tilbyr krise- og støttesamtaler om opplevelser knyttet til fornorskning og urett under kommisjonens arbeid. SANKS vil veilede aktuelle personer for videre henvisning til kommunen eller til spesialisthelsetjenesten. </text:span></text:p>
      <text:p text:style-name="Standard"><text:span text:style-name="T4">Sannhets- og forsoningskommisjonen samarbeider med Finnmarkssykehuset gjennom SANKS </text:span><text:span text:style-name="T12">(</text:span><text:a xlink:type="simple" xlink:href="https://finnmarkssykehuset.no/fag-og-forskning/sanks" text:style-name="Internet_20_link" text:visited-style-name="Visited_20_Internet_20_Link"><text:span text:style-name="T4">https://finnmarkssykehuset.no/fag-og-forskning/sanks</text:span></text:a><text:span text:style-name="T12">). </text:span></text:p>
      <text:p text:style-name="Standard"><text:span text:style-name="T4">SANKS yter spesialisthelsetjenester i psykiatri og gi kulturkompetent medisinskfaglig rådgivning til kommisjonen i forbindelse med deres arbeid. </text:span></text:p>
      <text:p text:style-name="P6"><text:span text:style-name="T5">SANKS hjelper personer som trenger det i forbindelse med Sannhets- og forsoningskommisjonens arbeid. Dette gjelder særlig personer som har formidlet sin historie knyttet til fornorskingspolitikk og urett. Tilbudet er gratis. </text:span><text:change text:change-id="ct94274018912048"/></text:p>
      <text:p text:style-name="Standard"><text:span text:style-name="T4">Det er avsatt 2,5 stillinger til arbeidet gjennom SANKS. De fire terapeutene er Berit Frøydis Svineng Johnsen, Marit Mildrid Utsi, Anne Karin Steffensen og Reidun Boine, samt en koordinator. <text:s/></text:span></text:p>
      <text:p text:style-name="Standard"><text:bookmark-start text:name="_Hlk29373089"/><text:span text:style-name="T4">SANKS vil så langt det lar seg gjøre følge med kommisjonen på deres arrangement og fange opp behov</text:span><text:bookmark-end text:name="_Hlk29373089"/><text:span text:style-name="T4">. </text:span></text:p>
      <text:p text:style-name="Default">Det vil bli gitt informasjon om tilbudet fra SANKS i forbindelse med Sannhets- og forsoningskommisjonens møter. </text:p>
      <text:p text:style-name="P1"/>
      <text:p text:style-name="Default"><text:bookmark-start text:name="_Hlk29373160"/>SANKS kan kontaktes på mob. 46 88 11 62 / 46 82 62 89 (hverdager kl. 08.00 – 15.30) eller på mail: <text:bookmark-end text:name="_Hlk29373160"/><text:change-start text:change-id="ct94274018590544"/><text:a xlink:type="simple" xlink:href="mailto:sannhetskommisjon@finnmarkssykehuset.no" text:style-name="Internet_20_link" text:visited-style-name="Visited_20_Internet_20_Link">sannhetskommisjon@finnmarkssykehuset.no</text:a><text:change-end text:change-id="ct94274018590544"/></text:p>
      <text:p text:style-name="P2"/>
      <text:p text:style-name="P7"/>
      <text:p text:style-name="P7"/>
      <text:p text:style-name="P5"><text:span text:style-name="T2">Samisk nasjonal kompetansetjeneste – psykisk helsevern og rus</text:span></text:p>
      <text:p text:style-name="Standard"><text:span text:style-name="T6">Kotilaittaa varten</text:span></text:p>
      <text:p text:style-name="Standard"><text:span text:style-name="T11">Kriisi- ja apupraatit</text:span></text:p>
      <text:p text:style-name="P6"><text:span text:style-name="T7">Kommisjuunin työn aikana SANKS tarjjoo kriisi- ja apupraatit heile, kekkä oon kokenheet norjalaistamista ja vääryyttä. SANKS opastaa aktuellit persuunat etheenkäsin komuunhiin tahi vasitthuun tervheyspalveluksheen.</text:span></text:p>
      <text:p text:style-name="Standard"><text:span text:style-name="T8">Tottuuen- ja sovinonkommisjuuni tekkee yhtheistyötä Finnmarkssykehusetin kans SANKSin kautta </text:span><text:span text:style-name="T13">(</text:span><text:a xlink:type="simple" xlink:href="https://finnmarkssykehuset.no/fag-og-forskning/sanks" text:style-name="Internet_20_link" text:visited-style-name="Visited_20_Internet_20_Link"><text:span text:style-name="T8">https://finnmarkssykehuset.no/fag-og-forskning/sanks</text:span></text:a><text:span text:style-name="T13">). </text:span></text:p>
      <text:p text:style-name="Standard"><text:span text:style-name="T8">SANKS anttaa psykiatriin erikoistervheyspalveluksii ja kylttyyrikompetenttii metesiinifaakilissii neuvoi kommisjuunile sen työn yhtheyessä.</text:span></text:p>
      <text:p text:style-name="P6"><text:span text:style-name="T9">SANKS auttaa persuunii kekkä tarvithaan sen Tottuuen- ja sovinonkommisjuunin työn yhtheyessä. Tämä jällää eriliikaisesti net kekkä oon muistelheet oman histuuriin norjalaistamisesta ja vääryyestä. Tarjous oon ilman maksutta. </text:span></text:p>
      <text:p text:style-name="Standard"><text:span text:style-name="T8">Työtä varten oon varattu 2,5 virkkaa SANKSin kautta. Nämät nelje terapeuttii oon Berit Frøydis Svineng Johnsen, Marit Mildrid Utsi, Anne Karin Steffensen ja Reidun Boine, ja lisäksi yksi koordinaattori. <text:s/></text:span></text:p>
      <text:p text:style-name="Standard"><text:span text:style-name="T8">SANKS aikkoo tulla kommisjuunin arransjementhiin myötä niin pitkäle ko käypi laihiin ja kattoot mitä oon ihmisten tarpheet.</text:span></text:p>
      <text:p text:style-name="Default"><text:span text:style-name="T14">Tottuuen- ja sovinonkommisjuunin mööttiissä annethaan informasjuunii SANKSin tarjouksesta.</text:span></text:p>
      <text:p text:style-name="P3"><text:soft-page-break/></text:p>
      <text:p text:style-name="Default"><text:span text:style-name="T14">Ota kontaktin SANKSin kans mobiililla 46 88 11 62 / 46 82 62 89 (arkipäivät kello 08.00 – 15.30) tahi mailila: </text:span><text:a xlink:type="simple" xlink:href="mailto:sannhetskommisjon@finnmarkssykehuset.no" text:style-name="Internet_20_link" text:visited-style-name="Visited_20_Internet_20_Link"><text:span text:style-name="T14">sannhetskommisjon@finnmarkssykehuset.no</text:span></text:a></text:p>
      <text:p text:style-name="P4"/>
      <text:p text:style-name="P8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Revision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løst_20_omtale1" style:display-name="Uløst omtale1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1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8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2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99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ine Reidun</meta:initial-creator>
    <dc:creator>Aili E.</dc:creator>
    <meta:editing-cycles>2</meta:editing-cycles>
    <meta:print-date>2020-01-14T14:53:00</meta:print-date>
    <meta:creation-date>2020-10-26T12:08:00</meta:creation-date>
    <dc:date>2020-10-26T12:08:00</dc:date>
    <meta:editing-duration>P0D</meta:editing-duration>
    <meta:generator>LibreOffice/6.4.6.2$Linux_X86_64 LibreOffice_project/40$Build-2</meta:generator>
    <meta:document-statistic meta:table-count="0" meta:image-count="0" meta:object-count="0" meta:page-count="2" meta:paragraph-count="22" meta:word-count="341" meta:character-count="2767" meta:non-whitespace-character-count="2432"/>
    <meta:user-defined meta:name="AppVersion">16.0000</meta:user-defined>
    <meta:user-defined meta:name="Company">Helse Nord</meta:user-defined>
    <meta:user-defined meta:name="ContentTypeId">0x010100EAEB806AD6F7E74C96A24C292DFBD21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